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d01d6" officeooo:paragraph-rsid="000d01d6"/>
    </style:style>
    <style:style style:name="P2" style:family="paragraph" style:parent-style-name="Text_20_body" style:list-style-name="L1">
      <style:text-properties officeooo:rsid="000d01d6" officeooo:paragraph-rsid="000d01d6"/>
    </style:style>
    <style:style style:name="P3" style:family="paragraph" style:parent-style-name="Text_20_body" style:list-style-name="L2">
      <style:text-properties officeooo:rsid="000d01d6" officeooo:paragraph-rsid="000d01d6"/>
    </style:style>
    <style:style style:name="P4" style:family="paragraph" style:parent-style-name="Text_20_body" style:list-style-name="L3">
      <style:text-properties officeooo:rsid="000d01d6" officeooo:paragraph-rsid="000d01d6"/>
    </style:style>
    <style:style style:name="P5" style:family="paragraph" style:parent-style-name="Text_20_body">
      <style:text-properties officeooo:rsid="000d01d6" officeooo:paragraph-rsid="000d93a6"/>
    </style:style>
    <style:style style:name="P6" style:family="paragraph" style:parent-style-name="Text_20_body" style:list-style-name="L4">
      <style:text-properties officeooo:rsid="000d01d6" officeooo:paragraph-rsid="000d93a6"/>
    </style:style>
    <style:style style:name="P7" style:family="paragraph" style:parent-style-name="Text_20_body" style:list-style-name="L5">
      <style:text-properties officeooo:rsid="000d01d6" officeooo:paragraph-rsid="000dd514"/>
    </style:style>
    <style:style style:name="P8" style:family="paragraph" style:parent-style-name="Text_20_body">
      <style:text-properties officeooo:rsid="000d01d6" officeooo:paragraph-rsid="000dd514"/>
    </style:style>
    <style:style style:name="P9" style:family="paragraph" style:parent-style-name="Text_20_body" style:list-style-name="L6">
      <style:text-properties officeooo:rsid="000d01d6" officeooo:paragraph-rsid="000df50c"/>
    </style:style>
    <style:style style:name="P10" style:family="paragraph" style:parent-style-name="Text_20_body">
      <style:text-properties officeooo:rsid="000d01d6" officeooo:paragraph-rsid="0016ab95"/>
    </style:style>
    <style:style style:name="P11" style:family="paragraph" style:parent-style-name="Text_20_body" style:list-style-name="L1">
      <style:text-properties officeooo:paragraph-rsid="000d01d6"/>
    </style:style>
    <style:style style:name="P12" style:family="paragraph" style:parent-style-name="Text_20_body">
      <style:text-properties officeooo:rsid="000d93a6" officeooo:paragraph-rsid="000d93a6"/>
    </style:style>
    <style:style style:name="P13" style:family="paragraph" style:parent-style-name="Text_20_body" style:list-style-name="L4">
      <style:text-properties officeooo:rsid="000d93a6" officeooo:paragraph-rsid="000d93a6"/>
    </style:style>
    <style:style style:name="P14" style:family="paragraph" style:parent-style-name="Text_20_body" style:list-style-name="L5">
      <style:text-properties officeooo:rsid="000d93a6" officeooo:paragraph-rsid="000d93a6"/>
    </style:style>
    <style:style style:name="P15" style:family="paragraph" style:parent-style-name="Text_20_body" style:list-style-name="L6">
      <style:text-properties officeooo:rsid="000d93a6" officeooo:paragraph-rsid="000df50c"/>
    </style:style>
    <style:style style:name="P16" style:family="paragraph" style:parent-style-name="Text_20_body">
      <style:text-properties officeooo:rsid="000d93a6" officeooo:paragraph-rsid="001bab44"/>
    </style:style>
    <style:style style:name="P17" style:family="paragraph" style:parent-style-name="Text_20_body" style:list-style-name="L4">
      <style:text-properties officeooo:paragraph-rsid="000d93a6"/>
    </style:style>
    <style:style style:name="P18" style:family="paragraph" style:parent-style-name="Text_20_body">
      <style:text-properties officeooo:rsid="000df50c" officeooo:paragraph-rsid="000df50c"/>
    </style:style>
    <style:style style:name="P19" style:family="paragraph" style:parent-style-name="Text_20_body">
      <style:text-properties officeooo:rsid="000f2d29" officeooo:paragraph-rsid="000f2d29"/>
    </style:style>
    <style:style style:name="P20" style:family="paragraph" style:parent-style-name="Text_20_body" style:list-style-name="L7">
      <style:text-properties officeooo:rsid="000f2d29" officeooo:paragraph-rsid="000f2d29"/>
    </style:style>
    <style:style style:name="P21" style:family="paragraph" style:parent-style-name="Text_20_body" style:list-style-name="L8">
      <style:text-properties officeooo:rsid="000f2d29" officeooo:paragraph-rsid="000f2d29"/>
    </style:style>
    <style:style style:name="P22" style:family="paragraph" style:parent-style-name="Text_20_body">
      <style:text-properties officeooo:rsid="00139eab" officeooo:paragraph-rsid="00139eab"/>
    </style:style>
    <style:style style:name="T1" style:family="text">
      <style:text-properties officeooo:rsid="000d01d6"/>
    </style:style>
    <style:style style:name="T2" style:family="text">
      <style:text-properties officeooo:rsid="000d93a6"/>
    </style:style>
    <style:style style:name="T3" style:family="text">
      <style:text-properties officeooo:rsid="000dd514"/>
    </style:style>
    <style:style style:name="T4" style:family="text">
      <style:text-properties officeooo:rsid="001053cb"/>
    </style:style>
    <style:style style:name="T5" style:family="text">
      <style:text-properties officeooo:rsid="0011652f"/>
    </style:style>
    <style:style style:name="T6" style:family="text">
      <style:text-properties officeooo:rsid="001206c8"/>
    </style:style>
    <style:style style:name="T7" style:family="text">
      <style:text-properties officeooo:rsid="00144143"/>
    </style:style>
    <style:style style:name="T8" style:family="text">
      <style:text-properties officeooo:rsid="0014a32f"/>
    </style:style>
    <style:style style:name="T9" style:family="text">
      <style:text-properties officeooo:rsid="001bab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cénarios de tests bases de données relationnelles vs bases de données NoSQL</text:p>
      <text:p text:style-name="Text_20_body"/>
      <text:p text:style-name="P22">Ce document décrit les scénarios envisagés pour les tests de performances sur base de données pour la MCE, <text:span text:style-name="T7">les résultats</text:span> seront présentés le 16/11/2015.</text:p>
      <text:h text:style-name="Heading_20_1" text:outline-level="1">Scénario 1 : Créer 100 000 événements</text:h>
      <text:p text:style-name="P10">Création de 100 000 événements générés aléatoirement via la librairie php faker (<text:a xlink:type="simple" xlink:href="https://github.com/fzaninotto/Faker" text:style-name="Internet_20_link" text:visited-style-name="Visited_20_Internet_20_Link">https://github.com/fzaninotto/Faker</text:a>) et l'ORM MEDDE <text:span text:style-name="T2">(</text:span><text:a xlink:type="simple" xlink:href="https://github.com/messagerie-melanie2/ORM-MongoDB" text:style-name="Internet_20_link" text:visited-style-name="Visited_20_Internet_20_Link"><text:span text:style-name="T2">https://github.com/messagerie-melanie2/ORM-MongoDB</text:span></text:a><text:span text:style-name="T2">). Les scripts utilises la librairie Ubench (</text:span><text:a xlink:type="simple" xlink:href="https://github.com/devster/ubench" text:style-name="Internet_20_link" text:visited-style-name="Visited_20_Internet_20_Link"><text:span text:style-name="T2">https://github.com/devster/ubench</text:span></text:a><text:span text:style-name="T2">) pour les résultats de performances, ainsi que Munin l'affichage des graphs dans le temps.</text:span></text:p>
      <text:p text:style-name="P1">Les performances peuvent varier en fonction du faker ce qui fait que <text:span text:style-name="T8">ces</text:span> résultats ne seront pas forcément représentatifs.</text:p>
      <text:p text:style-name="P1">Les bases de données ne comporteront aucun index, les performances de création seront donc certainement meilleures qu'avec des index positionnés.</text:p>
      <text:p text:style-name="P1">Analyse : </text:p>
      <text:list xml:id="list1527483111502839009" text:style-name="L1">
        <text:list-item>
          <text:p text:style-name="P11"><text:span text:style-name="T1">Temps d'exécution du script de création, CPU et mémoire utilisés par le script.</text:span></text:p>
        </text:list-item>
        <text:list-item>
          <text:p text:style-name="P2">Analyse des courbes hardware (CPU, Mémoire, disk) via munin</text:p>
        </text:list-item>
        <text:list-item>
          <text:p text:style-name="P2">Analyse des courbes de base de données (IO, req/sec, …) via munin (si disponible)</text:p>
        </text:list-item>
      </text:list>
      <text:p text:style-name="P1"/>
      <text:h text:style-name="Heading_20_1" text:outline-level="1">Scénario 2 : Création des index</text:h>
      <text:p text:style-name="P1">Création des index nécessaires au bon fonctionnement de l'application sur les données déjà alimentées.</text:p>
      <text:p text:style-name="P1">Les index identifiés sont :</text:p>
      <text:list xml:id="list2364848909187756266" text:style-name="L2">
        <text:list-item>
          <text:p text:style-name="P3">identifiant du calendrier</text:p>
        </text:list-item>
        <text:list-item>
          <text:p text:style-name="P3">date de début/date de fin (décroissant pour effectuer des requêtes de type range)</text:p>
        </text:list-item>
        <text:list-item>
          <text:p text:style-name="P3">type de récurrence/date de fin de récurrence</text:p>
        </text:list-item>
        <text:list-item>
          <text:p text:style-name="P3"><text:soft-page-break/>identifiant de l'événement</text:p>
        </text:list-item>
      </text:list>
      <text:p text:style-name="P1">Théoriquement les bases de données proposent deux types de création d'index : utilisation de locks sur la table ou non. Si possible les deux types de création d'index seront testés.</text:p>
      <text:p text:style-name="P18">Une nouvelle création d'index pourra être évaluée après que les bases de données aient été alimentées de plusieurs millions d'événements.</text:p>
      <text:p text:style-name="P1">Analyse :</text:p>
      <text:list xml:id="list8600007047742857349" text:style-name="L3">
        <text:list-item>
          <text:p text:style-name="P4">Temps de création des index</text:p>
        </text:list-item>
        <text:list-item>
          <text:p text:style-name="P4">Analyse des courbes hardware (CPU, Mémoire, disk) via munin</text:p>
        </text:list-item>
        <text:list-item>
          <text:p text:style-name="P4">Analyse des courbes de base de données (IO, req/sec, …) via munin (si disponible)</text:p>
        </text:list-item>
      </text:list>
      <text:p text:style-name="P1"/>
      <text:h text:style-name="Heading_20_1" text:outline-level="1">Scénario 3 : Création de 1 000 000, 5 000 000 ou 10 000 000 d'événements</text:h>
      <text:p text:style-name="P12">Nombres d'événements en fonction de la taille disponible et du temps réellement nécessaire.</text:p>
      <text:p text:style-name="P12">Création de plusieurs millions d'événements d'affilé, pas d'utilisation de la librairie faker pour ne pas ralentir l'usage, les données seront aléatoires mais pauvres.</text:p>
      <text:p text:style-name="P12">Analyse :</text:p>
      <text:list xml:id="list199513105921922735" text:style-name="L4">
        <text:list-item>
          <text:p text:style-name="P17"><text:span text:style-name="T1">Temps d'exécution du script de création, CPU et mémoire utilisés par le script.</text:span></text:p>
        </text:list-item>
        <text:list-item>
          <text:p text:style-name="P13">Nombre de requêtes d'insertion par seconde</text:p>
        </text:list-item>
        <text:list-item>
          <text:p text:style-name="P6">Analyse des courbes hardware (CPU, Mémoire, disk) via munin</text:p>
        </text:list-item>
        <text:list-item>
          <text:p text:style-name="P6">Analyse des courbes de base de données (IO, req/sec, …) via munin (si disponible)</text:p>
        </text:list-item>
      </text:list>
      <text:p text:style-name="P5"/>
      <text:h text:style-name="Heading_20_1" text:outline-level="1">Scénario 4 : 30min ou 1h de requêtes de lectures aléatoire<text:span text:style-name="T9">s</text:span></text:h>
      <text:p text:style-name="P16">Exécution du maximum de requêtes de lecture<text:span text:style-name="T9">s</text:span> aléatoire<text:span text:style-name="T9">s</text:span> dans un temps imparti. Le côté aléatoire des requêtes devrait être largement atténué par le nombre important de requêtes par secondes. <text:span text:style-name="T3">La majorité de ces requêtes doivent utiliser les index.</text:span></text:p>
      <text:p text:style-name="P12">Analyse :</text:p>
      <text:list xml:id="list8170843138548971063" text:style-name="L5">
        <text:list-item>
          <text:p text:style-name="P14">Nombre de requêtes par seconde / par intervalle</text:p>
        </text:list-item>
        <text:list-item>
          <text:p text:style-name="P14">Charge mémoire et CPU du script</text:p>
        </text:list-item>
        <text:list-item>
          <text:p text:style-name="P7"><text:soft-page-break/>Analyse des courbes hardware (CPU, Mémoire, disk) via munin</text:p>
        </text:list-item>
        <text:list-item>
          <text:p text:style-name="P7">Analyse des courbes de base de données (IO, req/sec, …) via munin (si disponible)</text:p>
        </text:list-item>
      </text:list>
      <text:p text:style-name="P8"/>
      <text:h text:style-name="Heading_20_1" text:outline-level="1">Scénario 5 : Génération aléatoire de requêtes basée<text:span text:style-name="T5">s</text:span> sur les principes connus de production</text:h>
      <text:p text:style-name="P18">Ce scénario va essayer de reproduire au maximum une situation de production : très nombreuses requêtes de lecture combinées avec des requêtes de création, modification et suppression.</text:p>
      <text:p text:style-name="P18">Analyse :</text:p>
      <text:list xml:id="list5577098881720540739" text:style-name="L6">
        <text:list-item>
          <text:p text:style-name="P15">Nombre de requêtes par seconde</text:p>
        </text:list-item>
        <text:list-item>
          <text:p text:style-name="P15">Charge mémoire et CPU du script</text:p>
        </text:list-item>
        <text:list-item>
          <text:p text:style-name="P9">Analyse des courbes hardware (CPU, Mémoire, disk) via munin</text:p>
        </text:list-item>
        <text:list-item>
          <text:p text:style-name="P9">Analyse des courbes de base de données (IO, req/sec, …) via munin (si disponible)</text:p>
        </text:list-item>
      </text:list>
      <text:h text:style-name="Heading_20_1" text:outline-level="1">Pistes d'optimisations</text:h>
      <text:p text:style-name="P19">Pour que les résultats soient réalistes nous allons essayer d'optimiser l'usage des bases de données et <text:s/>comparer la <text:span text:style-name="T6">simplicité</text:span> de ces optimisations.</text:p>
      <text:p text:style-name="P19">Voici les pistes d'optimisation envisageable :</text:p>
      <text:list xml:id="list7613309941301850883" text:style-name="L7">
        <text:list-item>
          <text:p text:style-name="P20">Optimiser le chargement en mémoire des index : cela dépend de la <text:s/>taille des index et de la quantité de mémoire disponible</text:p>
        </text:list-item>
        <text:list-item>
          <text:p text:style-name="P20">Utilisation de réindexation quand cela est nécessaire (et si c'est nécessaire)</text:p>
        </text:list-item>
        <text:list-item>
          <text:p text:style-name="P20">Utilisation de réplications et/ou de sharding ?</text:p>
        </text:list-item>
      </text:list>
      <text:h text:style-name="Heading_20_1" text:outline-level="1">Bases de données testées</text:h>
      <text:p text:style-name="P19">Voici la liste des bases de données que nous souhaitons tester :</text:p>
      <text:list xml:id="list2258983547754007532" text:style-name="L8">
        <text:list-item>
          <text:p text:style-name="P21">PostgreSQL</text:p>
        </text:list-item>
        <text:list-item>
          <text:p text:style-name="P21">MongoDB MMAPv1 (moteur de stockage par défaut)</text:p>
        </text:list-item>
        <text:list-item>
          <text:p text:style-name="P21">MongoDB WiredTiger (nouveau moteur de stockage pour la v3)</text:p>
        </text:list-item>
        <text:list-item>
          <text:p text:style-name="P21">MariaDB (fork de MySQL), si possible</text:p>
        </text:list-item>
        <text:list-item>
          <text:p text:style-name="P21">Cassandra DB, si possible <text:span text:style-name="T4">mais peu probable</text:span>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4:50:40.288489760</meta:creation-date>
    <dc:date>2015-11-09T16:28:01.949858194</dc:date>
    <meta:editing-duration>PT1H21M53S</meta:editing-duration>
    <meta:editing-cycles>19</meta:editing-cycles>
    <meta:generator>LibreOffice/4.3.3.2$Linux_X86_64 LibreOffice_project/430m0$Build-2</meta:generator>
    <meta:document-statistic meta:table-count="0" meta:image-count="0" meta:object-count="0" meta:page-count="3" meta:paragraph-count="59" meta:word-count="697" meta:character-count="4339" meta:non-whitespace-character-count="3727"/>
  </office:meta>
</office:document-meta>
</file>